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1b44" officeooo:paragraph-rsid="000d1b44"/>
    </style:style>
    <style:style style:name="P2" style:family="paragraph" style:parent-style-name="Standard" style:list-style-name="L1">
      <style:text-properties fo:color="#ff3333" officeooo:rsid="000d1b44" officeooo:paragraph-rsid="000d1b44" fo:background-color="#ffffff"/>
    </style:style>
    <style:style style:name="P3" style:family="paragraph" style:parent-style-name="Standard" style:list-style-name="L9">
      <style:text-properties fo:color="#ff3333" officeooo:rsid="000d1b44" officeooo:paragraph-rsid="000d1b44" fo:background-color="#ffffff"/>
    </style:style>
    <style:style style:name="P4" style:family="paragraph" style:parent-style-name="Standard" style:list-style-name="L10">
      <style:text-properties fo:color="#ff3333" officeooo:rsid="000d1b44" officeooo:paragraph-rsid="000d1b44"/>
    </style:style>
    <style:style style:name="P5" style:family="paragraph" style:parent-style-name="Standard" style:list-style-name="L4">
      <style:text-properties fo:color="#ff3333" officeooo:rsid="000d1b44" officeooo:paragraph-rsid="000d1b44"/>
    </style:style>
    <style:style style:name="P6" style:family="paragraph" style:parent-style-name="Standard" style:list-style-name="L3">
      <style:text-properties fo:color="#009900" officeooo:rsid="000d1b44" officeooo:paragraph-rsid="000d1b44"/>
    </style:style>
    <style:style style:name="P7" style:family="paragraph" style:parent-style-name="Standard" style:list-style-name="L4">
      <style:text-properties fo:color="#009900" officeooo:rsid="000d1b44" officeooo:paragraph-rsid="000d1b44"/>
    </style:style>
    <style:style style:name="P8" style:family="paragraph" style:parent-style-name="Standard" style:list-style-name="L5">
      <style:text-properties fo:color="#009900" officeooo:rsid="000d1b44" officeooo:paragraph-rsid="000d1b44"/>
    </style:style>
    <style:style style:name="P9" style:family="paragraph" style:parent-style-name="Standard" style:list-style-name="L10">
      <style:text-properties fo:color="#009900" officeooo:rsid="000d1b44" officeooo:paragraph-rsid="000d1b44"/>
    </style:style>
    <style:style style:name="P10" style:family="paragraph" style:parent-style-name="Standard">
      <style:text-properties fo:color="#009900" officeooo:rsid="000d1b44" officeooo:paragraph-rsid="000d1b44"/>
    </style:style>
    <style:style style:name="P11" style:family="paragraph" style:parent-style-name="Text_20_body">
      <style:text-properties officeooo:rsid="000d1b44" officeooo:paragraph-rsid="000d1b44"/>
    </style:style>
    <style:style style:name="P12" style:family="paragraph" style:parent-style-name="Text_20_body" style:list-style-name="L8">
      <style:text-properties officeooo:rsid="000d1b44" officeooo:paragraph-rsid="000d1b44"/>
    </style:style>
    <style:style style:name="P13" style:family="paragraph" style:parent-style-name="Text_20_body" style:list-style-name="L14">
      <style:text-properties officeooo:rsid="000d1b44" officeooo:paragraph-rsid="000d1b44"/>
    </style:style>
    <style:style style:name="P14" style:family="paragraph" style:parent-style-name="Text_20_body">
      <style:text-properties officeooo:paragraph-rsid="000d1b44"/>
    </style:style>
    <style:style style:name="P15" style:family="paragraph" style:parent-style-name="Text_20_body" style:list-style-name="L7">
      <style:text-properties officeooo:paragraph-rsid="000d1b44"/>
    </style:style>
    <style:style style:name="P16" style:family="paragraph" style:parent-style-name="Text_20_body" style:list-style-name="L12">
      <style:text-properties officeooo:paragraph-rsid="000d1b44"/>
    </style:style>
    <style:style style:name="P17" style:family="paragraph" style:parent-style-name="Text_20_body" style:list-style-name="L14">
      <style:text-properties officeooo:rsid="000e4ee3" officeooo:paragraph-rsid="000e4ee3"/>
    </style:style>
    <style:style style:name="P18" style:family="paragraph" style:parent-style-name="Text_20_body" style:list-style-name="L8">
      <style:text-properties officeooo:rsid="000e4ee3" officeooo:paragraph-rsid="000e4ee3"/>
    </style:style>
    <style:style style:name="P19" style:family="paragraph" style:parent-style-name="Text_20_body" style:list-style-name="L13">
      <style:paragraph-properties fo:margin-top="0cm" fo:margin-bottom="0cm" style:contextual-spacing="false"/>
      <style:text-properties officeooo:rsid="000e4ee3" officeooo:paragraph-rsid="000e4ee3"/>
    </style:style>
    <style:style style:name="P20" style:family="paragraph" style:parent-style-name="Heading_20_1">
      <style:text-properties officeooo:rsid="000d1b44" officeooo:paragraph-rsid="000d1b44"/>
    </style:style>
    <style:style style:name="P21" style:family="paragraph" style:parent-style-name="Heading_20_1">
      <style:text-properties officeooo:paragraph-rsid="000d1b44"/>
    </style:style>
    <style:style style:name="P22" style:family="paragraph" style:parent-style-name="Heading_20_2">
      <style:text-properties officeooo:rsid="000d1b44" officeooo:paragraph-rsid="000d1b44"/>
    </style:style>
    <style:style style:name="T1" style:family="text">
      <style:text-properties officeooo:rsid="000d1b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28/10/1<text:span text:style-name="T1">4</text:span></text:h>
      <text:h text:style-name="Heading_20_2" text:outline-level="2">IMPROVEMENTS THIS WEEK</text:h>
      <text:p text:style-name="P1"/>
      <text:p text:style-name="P1">MATLAB IMPLEMENTATION</text:p>
      <text:list xml:id="list8708074146765176659" text:style-name="L3">
        <text:list-item>
          <text:p text:style-name="P6">works with any number of limbs</text:p>
        </text:list-item>
        <text:list-item>
          <text:p text:style-name="P6">uses pseudoinverse/transpose Jacobian</text:p>
        </text:list-item>
        <text:list-item>
          <text:p text:style-name="P6">graphic display</text:p>
        </text:list-item>
      </text:list>
      <text:p text:style-name="P1"/>
      <text:list xml:id="list7030282327379805218" text:style-name="L1">
        <text:list-item>
          <text:p text:style-name="P2">no constraints</text:p>
        </text:list-item>
        <text:list-item>
          <text:p text:style-name="P2">problems when reaching outside the circle</text:p>
        </text:list-item>
        <text:list-item>
          <text:p text:style-name="P2">can be slow</text:p>
        </text:list-item>
        <text:list-item>
          <text:p text:style-name="P2">tends to favour movement of certain limbs</text:p>
        </text:list-item>
      </text:list>
      <text:p text:style-name="P1"/>
      <text:p text:style-name="P1">OPENGL</text:p>
      <text:list xml:id="list3406867738644261199" text:style-name="L4">
        <text:list-item>
          <text:p text:style-name="P7">added chain class with bones and joints</text:p>
        </text:list-item>
        <text:list-item>
          <text:p text:style-name="P7">added user input (mouse capture)</text:p>
        </text:list-item>
      </text:list>
      <text:p text:style-name="P10"/>
      <text:list xml:id="list160561535060920" text:continue-numbering="true" text:style-name="L4">
        <text:list-item>
          <text:p text:style-name="P5">2D</text:p>
        </text:list-item>
      </text:list>
      <text:p text:style-name="P1"/>
      <text:p text:style-name="P1">BOTH</text:p>
      <text:list xml:id="list2207421163893508026" text:style-name="L5">
        <text:list-item>
          <text:p text:style-name="P8">use relative angles</text:p>
        </text:list-item>
      </text:list>
      <text:h text:style-name="Heading_20_2" text:outline-level="2">TO DO NEXT</text:h>
      <text:p text:style-name="P14"><text:span text:style-name="T1">MATLAB <text:s/>IMPLEMENTATION</text:span></text:p>
      <text:list xml:id="list3995937722675001079" text:style-name="L7">
        <text:list-item>
          <text:p text:style-name="P15"><text:span text:style-name="T1">fix current problems<text:line-break/> </text:span></text:p>
        </text:list-item>
      </text:list>
      <text:p text:style-name="P11">OPENGL</text:p>
      <text:list xml:id="list7693676625382708408" text:style-name="L8">
        <text:list-item>
          <text:p text:style-name="P12">import a 3D model</text:p>
        </text:list-item>
        <text:list-item>
          <text:p text:style-name="P18">change viewpoint in OpenGL</text:p>
        </text:list-item>
      </text:list>
      <text:h text:style-name="P22" text:outline-level="2">QUESTIONS</text:h>
      <text:list xml:id="list830011704338409773" text:style-name="L14">
        <text:list-item>
          <text:p text:style-name="P13">Adding constraints</text:p>
          <text:p text:style-name="P17"/>
        </text:list-item>
      </text:list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P1"><text:soft-page-break/></text:p>
      <text:h text:style-name="P20" text:outline-level="1">21/10/14</text:h>
      <text:p text:style-name="P14"/>
      <text:h text:style-name="P21" text:outline-level="1">IMPROVEMENTS THIS WEEK</text:h>
      <text:p text:style-name="P1"/>
      <text:p text:style-name="P1">MATLAB IMPLEMENTATION</text:p>
      <text:list xml:id="list160560746426838" text:continue-list="list8708074146765176659" text:style-name="L3">
        <text:list-item>
          <text:p text:style-name="P6">first attemp to solve the problem</text:p>
        </text:list-item>
      </text:list>
      <text:p text:style-name="P1"/>
      <text:list xml:id="list4183637574103352103" text:style-name="L9">
        <text:list-item>
          <text:p text:style-name="P3">uses forward instead of inverse kinematics</text:p>
        </text:list-item>
      </text:list>
      <text:p text:style-name="P1"/>
      <text:p text:style-name="P1">OPENGL</text:p>
      <text:list xml:id="list3442825939468657611" text:style-name="L10">
        <text:list-item>
          <text:p text:style-name="P9">basic framework</text:p>
        </text:list-item>
        <text:list-item>
          <text:p text:style-name="P9">drawing basic primitives (triangles, squares, lines)</text:p>
        </text:list-item>
      </text:list>
      <text:p text:style-name="P10"/>
      <text:list xml:id="list160561760885957" text:continue-numbering="true" text:style-name="L10">
        <text:list-item>
          <text:p text:style-name="P4">not efficient</text:p>
        </text:list-item>
        <text:list-item>
          <text:p text:style-name="P4">in 2D</text:p>
        </text:list-item>
      </text:list>
      <text:p text:style-name="P10"/>
      <text:h text:style-name="P20" text:outline-level="1">TO DO NEXT</text:h>
      <text:p text:style-name="P14"><text:span text:style-name="T1">MATLAB <text:s/>IMPLEMENTATION</text:span></text:p>
      <text:list xml:id="list159700404383819025" text:style-name="L12">
        <text:list-item>
          <text:p text:style-name="P16"><text:span text:style-name="T1">fix current problems<text:line-break/> </text:span></text:p>
        </text:list-item>
      </text:list>
      <text:p text:style-name="P11">OPENGL</text:p>
      <text:list xml:id="list494131930749947583" text:style-name="L13">
        <text:list-item>
          <text:p text:style-name="P19">add clicks</text:p>
        </text:list-item>
        <text:list-item>
          <text:p text:style-name="P19">MatLab → C++</text:p>
        </text:list-item>
        <text:list-item>
          <text:p text:style-name="P19">data structures in OpenGL</text:p>
        </text:list-item>
        <text:list-item>
          <text:p text:style-name="P19">GUI</text:p>
        </text:list-item>
        <text:list-item>
          <text:p text:style-name="P19">constraints</text:p>
        </text:list-item>
        <text:list-item>
          <text:p text:style-name="P19">2D → 3D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5:47:19.361799778</meta:creation-date>
    <dc:date>2014-10-28T16:05:59.792920259</dc:date>
    <meta:editing-duration>PT3M20S</meta:editing-duration>
    <meta:editing-cycles>1</meta:editing-cycles>
    <meta:document-statistic meta:table-count="0" meta:image-count="0" meta:object-count="0" meta:page-count="2" meta:paragraph-count="45" meta:word-count="156" meta:character-count="846" meta:non-whitespace-character-count="757"/>
    <meta:generator>LibreOffice/4.2.6.3$Linux_X86_64 LibreOffice_project/420m0$Build-3</meta:generator>
  </office:meta>
</office:document-meta>
</file>